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Relu</text:p>
      <text:p text:style-name="P1">Relu <text:s text:c="1"/>// Elementwise relu operation</text:p>
      <text:h text:style-name="Heading_20_1" text:outline-level="1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1" text:outline-level="1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2" text:outline-level="2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2" text:outline-level="2">C++ Interface</text:h>
      <text:p text:style-name="First_20_paragraph">ngraph::op::v0::Re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u</dc:title>
  </office:meta>
</office:document-meta>
</file>

<file path=Formula-0/content.xml><?xml version="1.0" encoding="utf-8"?>
<math xmlns="http://www.w3.org/1998/Math/MathML" display="block">
  <mtable>
    <mtr>
      <mtd columnalign="right">
        <msub>
          <mstyle mathvariant="monospace">
            <mi>𝚘</mi>
            <mi>𝚞</mi>
            <mi>𝚝</mi>
            <mi>𝚙</mi>
            <mi>𝚞</mi>
            <mi>𝚝</mi>
          </mstyle>
          <mrow>
            <msub>
              <mi>i</mi>
              <mn>0</mn>
            </msub>
            <mo>,</mo>
            <mi>…</mi>
            <mo>,</mo>
            <msub>
              <mi>i</mi>
              <mrow>
                <mi>n</mi>
                <mo>−</mo>
                <mn>1</mn>
              </mrow>
            </msub>
          </mrow>
        </msub>
        <mo>=</mo>
        <mrow>
          <mo stretchy="true" form="prefix">{</mo>
          <mtable>
            <mtr>
              <mtd columnalign="left">
                <mn>0</mn>
              </mtd>
              <mtd columnalign="left">
                <mrow>
                  <mtext mathvariant="normal">if </mtext>
                  <mspace width="0.333em"/>
                </mrow>
                <msub>
                  <mstyle mathvariant="monospace">
                    <mi>𝚊</mi>
                    <mi>𝚛</mi>
                    <mi>𝚐</mi>
                  </mstyle>
                  <mrow>
                    <msub>
                      <mi>i</mi>
                      <mn>0</mn>
                    </msub>
                    <mo>,</mo>
                    <mi>…</mi>
                    <mo>,</mo>
                    <msub>
                      <mi>i</mi>
                      <mrow>
                        <mi>n</mi>
                        <mo>−</mo>
                        <mn>1</mn>
                      </mrow>
                    </msub>
                  </mrow>
                </msub>
                <mo>≤</mo>
                <mn>0</mn>
              </mtd>
            </mtr>
            <mtr>
              <mtd columnalign="left">
                <msub>
                  <mstyle mathvariant="monospace">
                    <mi>𝚊</mi>
                    <mi>𝚛</mi>
                    <mi>𝚐</mi>
                  </mstyle>
                  <mrow>
                    <msub>
                      <mi>i</mi>
                      <mn>0</mn>
                    </msub>
                    <mo>,</mo>
                    <mi>…</mi>
                    <mo>,</mo>
                    <msub>
                      <mi>i</mi>
                      <mrow>
                        <mi>n</mi>
                        <mo>−</mo>
                        <mn>1</mn>
                      </mrow>
                    </msub>
                  </mrow>
                </msub>
              </mtd>
              <mtd columnalign="left">
                <mtext mathvariant="normal">otherwise</mtext>
              </mtd>
            </mtr>
          </mtable>
        </mrow>
      </mtd>
    </mtr>
  </mtable>
</math>
</file>